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9"/>
    <style:style style:name="P6" style:family="paragraph" style:parent-style-name="Standard" style:list-style-name="L10"/>
    <style:style style:name="P7" style:family="paragraph" style:parent-style-name="Standard" style:list-style-name="L11"/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b3f95"/>
    </style:style>
    <style:style style:name="T2" style:family="text">
      <style:text-properties officeooo:rsid="001243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4378" style:font-weight-asian="bold" style:font-weight-complex="bold"/>
    </style:style>
    <style:style style:name="T5" style:family="text">
      <style:text-properties fo:font-weight="bold" officeooo:rsid="0013f42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eació d'un entorn LAMP basat en contenidors</text:p>
      <text:p text:style-name="Standard"/>
      <text:h text:style-name="P1" text:outline-level="5">Objectius</text:h>
      <text:p text:style-name="Standard">Els objectius de la següent tasca són:</text:p>
      <text:list text:style-name="L1">
        <text:list-item>
          <text:p text:style-name="P2">Utilitzar Docker compose per a gestionar múltiples contenidors.</text:p>
        </text:list-item>
        <text:list-item>
          <text:p text:style-name="P2">Desplegar una aplicació web dintre dels contenidors.</text:p>
        </text:list-item>
        <text:list-item>
          <text:p text:style-name="P2">Comunicar els contenidors entre si.</text:p>
        </text:list-item>
      </text:list>
      <text:p text:style-name="Standard"/>
      <text:h text:style-name="Heading_20_5" text:outline-level="5">Enunciat</text:h>
      <text:p text:style-name="Standard"/>
      <text:p text:style-name="Standard">1. Crea un fitxer de configuració docker-compose.yaml que replique exactament el</text:p>
      <text:p text:style-name="Standard">mateix entorn de desenvolupament que genera la versió de XAMPP que heu instal·lat</text:p>
      <text:p text:style-name="Standard">en el mòdul de Desenvolupament Web en Entorn Servidor. <text:span text:style-name="T1">La versio de XAMPP es 8.2 12-0</text:span></text:p>
      <text:p text:style-name="Standard"/>
      <text:p text:style-name="P8"><text:span text:style-name="T2"># nano docker-compose.ymal</text:span></text:p>
      <text:p text:style-name="Text_20_body">docker-compose.ymal</text:p>
      <text:p text:style-name="Text_20_body"><text:span text:style-name="T4">#</text:span><text:span text:style-name="T3">cat docker-compose.ya</text:span><text:span text:style-name="T5">m</text:span><text:span text:style-name="T3">l</text:span> </text:p>
      <text:p text:style-name="Text_20_body">services:</text:p>
      <text:p text:style-name="Text_20_body"><text:s text:c="2"/># Contenidor per MySQL</text:p>
      <text:p text:style-name="Text_20_body"><text:s text:c="2"/>db:</text:p>
      <text:p text:style-name="Text_20_body"><text:s text:c="4"/>image: mysql:5.7</text:p>
      <text:p text:style-name="Text_20_body"><text:s text:c="4"/>environment:</text:p>
      <text:p text:style-name="Text_20_body"><text:s text:c="6"/>MYSQL_ROOT_PASSWORD: root</text:p>
      <text:p text:style-name="Text_20_body"><text:s text:c="6"/>MYSQL_DATABASE: proves_lorena</text:p>
      <text:p text:style-name="Text_20_body"><text:s text:c="6"/>MYSQL_USER: user</text:p>
      <text:p text:style-name="Text_20_body"><text:s text:c="6"/>MYSQL_PASSWORD: password</text:p>
      <text:p text:style-name="Text_20_body"><text:s text:c="4"/>ports:</text:p>
      <text:p text:style-name="Text_20_body"><text:s text:c="6"/>- "3306:3306"</text:p>
      <text:p text:style-name="Text_20_body"><text:s text:c="4"/>volumes:</text:p>
      <text:p text:style-name="Text_20_body"><text:s text:c="6"/>- db_data:/var/lib/mysql</text:p>
      <text:p text:style-name="Text_20_body"><text:s text:c="4"/>networks:</text:p>
      <text:p text:style-name="Text_20_body"><text:s text:c="6"/>- app_network</text:p>
      <text:p text:style-name="Text_20_body"><text:s text:c="2"/># Contenidor per Apache i PHP</text:p>
      <text:p text:style-name="Text_20_body"><text:s text:c="2"/>web:</text:p>
      <text:p text:style-name="Text_20_body"><text:s text:c="4"/>image: php:7.4-apache</text:p>
      <text:p text:style-name="Text_20_body"><text:s text:c="4"/>volumes:</text:p>
      <text:p text:style-name="Text_20_body"><text:s text:c="6"/>- ./src:/var/www/html</text:p>
      <text:p text:style-name="Text_20_body"><text:s text:c="4"/>ports:</text:p>
      <text:p text:style-name="Text_20_body"><text:soft-page-break/><text:s text:c="6"/>- "8080:80"</text:p>
      <text:p text:style-name="Text_20_body"><text:s text:c="4"/>depends_on:</text:p>
      <text:p text:style-name="Text_20_body"><text:s text:c="6"/>- db</text:p>
      <text:p text:style-name="Text_20_body"><text:s text:c="4"/>networks:</text:p>
      <text:p text:style-name="Text_20_body"><text:s text:c="6"/>- app_network</text:p>
      <text:p text:style-name="Text_20_body"><text:s text:c="2"/># Contenidor per PHPMyAdmin</text:p>
      <text:p text:style-name="Text_20_body"><text:s text:c="2"/>phpmyadmin:</text:p>
      <text:p text:style-name="Text_20_body"><text:s text:c="4"/>image: phpmyadmin/phpmyadmin</text:p>
      <text:p text:style-name="Text_20_body"><text:s text:c="4"/>environment:</text:p>
      <text:p text:style-name="Text_20_body"><text:s text:c="6"/>PMA_HOST: db</text:p>
      <text:p text:style-name="Text_20_body"><text:s text:c="6"/>PMA_USER: user</text:p>
      <text:p text:style-name="Text_20_body"><text:s text:c="6"/>PMA_PASSWORD: password</text:p>
      <text:p text:style-name="Text_20_body"><text:s text:c="4"/>ports:</text:p>
      <text:p text:style-name="Text_20_body"><text:s text:c="6"/>- "8081:80"</text:p>
      <text:p text:style-name="Text_20_body"><text:s text:c="4"/>networks:</text:p>
      <text:p text:style-name="Text_20_body"><text:s text:c="6"/>- app_network</text:p>
      <text:p text:style-name="Text_20_body"/>
      <text:p text:style-name="Text_20_body">volumes:</text:p>
      <text:p text:style-name="Text_20_body"><text:s text:c="2"/>db_data:</text:p>
      <text:p text:style-name="Text_20_body"/>
      <text:p text:style-name="Text_20_body">networks:</text:p>
      <text:p text:style-name="Text_20_body"><text:s text:c="2"/>app_network:</text:p>
      <text:p text:style-name="Text_20_body"><text:s text:c="4"/>driver: bridge</text:p>
      <text:p text:style-name="P4">MySQL (db):</text:p>
      <text:p text:style-name="Standard"/>
      <text:list text:style-name="L11">
        <text:list-item>
          <text:p text:style-name="P7">S'utilitza la imatge de MySQL 5.7.</text:p>
          <text:p text:style-name="P7"/>
        </text:list-item>
        <text:list-item>
          <text:p text:style-name="P7">Es defineixen les variables d'entorn com la contrasenya de l'usuari root, el nom de la base de dades (proves_lorena), i les credencials de l'usuari.</text:p>
          <text:p text:style-name="P7"/>
        </text:list-item>
        <text:list-item>
          <text:p text:style-name="P7">El port 3306 es mapeja a la màquina local.</text:p>
          <text:p text:style-name="P7"/>
        </text:list-item>
        <text:list-item>
          <text:p text:style-name="P7">El volum db_data s'utilitza per emmagatzemar les dades de la base de dades de manera persistent.</text:p>
          <text:p text:style-name="P7"/>
        </text:list-item>
      </text:list>
      <text:p text:style-name="P4">Apache i PHP (web):</text:p>
      <text:p text:style-name="Standard"/>
      <text:list text:style-name="L10">
        <text:list-item>
          <text:p text:style-name="P6"><text:soft-page-break/>S'utilitza la imatge de PHP amb Apache.</text:p>
          <text:p text:style-name="P6"/>
        </text:list-item>
        <text:list-item>
          <text:p text:style-name="P6">El codi de l'aplicació es mapeja des de la carpeta local ./src a /var/www/html dins del contenidor.</text:p>
          <text:p text:style-name="P6"/>
        </text:list-item>
        <text:list-item>
          <text:p text:style-name="P6">El port 80 del contenidor es mapeja al port 8080 de la màquina local.</text:p>
          <text:p text:style-name="P6"/>
        </text:list-item>
        <text:list-item>
          <text:p text:style-name="P6">El contenidor depèn de MySQL (depends_on), per assegurar-se que el contenidor de MySQL es desplega abans que Apache i PHP.</text:p>
        </text:list-item>
      </text:list>
      <text:p text:style-name="Standard"/>
      <text:p text:style-name="P4">PHPMyAdmin (phpmyadmin):</text:p>
      <text:p text:style-name="Standard"/>
      <text:list text:style-name="L9">
        <text:list-item>
          <text:p text:style-name="P5">S'utilitza la imatge oficial de PHPMyAdmin.</text:p>
          <text:p text:style-name="P5"/>
        </text:list-item>
        <text:list-item>
          <text:p text:style-name="P5">La connexió a la base de dades MySQL es fa mitjançant les credencials proporcionades.</text:p>
          <text:p text:style-name="P5"/>
        </text:list-item>
        <text:list-item>
          <text:p text:style-name="P5">El port 80 de PHPMyAdmin es mapeja al port 8081 de la màquina local.</text:p>
        </text:list-item>
      </text:list>
      <text:p text:style-name="Standard"/>
      <text:p text:style-name="Standard"/>
      <text:p text:style-name="Standard">lorena@a218pc03:~/Escriptori$ docker --version</text:p>
      <text:p text:style-name="Standard">Docker version 28.0.2, build 0442a73</text:p>
      <text:p text:style-name="Standard">lorena@a218pc03:~/Escriptori$ docker-compose --version</text:p>
      <text:p text:style-name="Standard">Docker Compose version v2.32.4</text:p>
      <text:p text:style-name="Standard">lorena@a218pc03:~/Escriptori$ docker pull mysql:5.7</text:p>
      <text:p text:style-name="Standard">permission denied while trying to connect to the Docker daemon socket at unix:///var/run/docker.sock: Post "http://%2Fvar%2Frun%2Fdocker.sock/v1.48/images/create?fromImage=mysql&amp;tag=5.7": dial unix /var/run/docker.sock: connect: permission denied</text:p>
      <text:p text:style-name="Standard">lorena@a218pc03:~/Escriptori$ docker pull php:7.4-apache</text:p>
      <text:p text:style-name="Standard">docker pull phpmyadmin/phpmyadmin</text:p>
      <text:p text:style-name="Standard">permission denied while trying to connect to the Docker daemon socket at unix:///var/run/docker.sock: Post "http://%2Fvar%2Frun%2Fdocker.sock/v1.48/images/create?fromImage=php&amp;tag=7.4-apache": dial unix /var/run/docker.sock: connect: permission denied</text:p>
      <text:p text:style-name="Standard">Using default tag: latest</text:p>
      <text:p text:style-name="Standard">permission denied while trying to connect to the Docker daemon socket at unix:///var/run/docker.sock: Post "http://%2Fvar%2Frun%2Fdocker.sock/v1.48/images/create?fromImage=phpmyadmin%2Fphpmyadmin&amp;tag=latest": dial unix /var/run/docker.sock: connect: permission denied</text:p>
      <text:p text:style-name="Standard">lorena@a218pc03:~/Escriptori$ docker images</text:p>
      <text:p text:style-name="Standard">permission denied while trying to connect to the Docker daemon socket at unix:///var/run/docker.sock: Head "http://%2Fvar%2Frun%2Fdocker.sock/_ping": dial unix /var/run/docker.sock: connect: permission denied</text:p>
      <text:p text:style-name="Standard">lorena@a218pc03:~/Escriptori$ </text:p>
      <text:p text:style-name="Standard"/>
      <text:p text:style-name="Standard">2. Inclou un contenidor amb PHPMyAdmin.</text:p>
      <text:p text:style-name="Standard"/>
      <text:p text:style-name="Standard"/>
      <text:p text:style-name="Standard"/>
      <text:p text:style-name="Standard">3. Crea una base de dades amb el teu nom i una taula senzilla (amb la clau primària i</text:p>
      <text:p text:style-name="Standard">camp de text serà suficient) anomenada proves_####. Afig 5 registres.</text:p>
      <text:p text:style-name="Standard"/>
      <text:p text:style-name="Standard"/>
      <text:p text:style-name="Standard"/>
      <text:p text:style-name="Standard"><text:soft-page-break/>4. Crea una aplicació PHP que interactue amb la base de dades recentment creada</text:p>
      <text:p text:style-name="Standard">utilitzant la llibreria PDO (utilitza ChatGPT, si no saps com s'utilitza pregunta al</text:p>
      <text:p text:style-name="Standard">professor). Per exemple, que lliste el contingut de la taul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049cm" fo:border="0.06pt solid #000000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2:13:23.410480510</meta:creation-date>
    <dc:date>2025-04-08T13:52:02.718280616</dc:date>
    <meta:editing-duration>PT1H13M24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5" meta:paragraph-count="98" meta:word-count="525" meta:character-count="4035" meta:non-whitespace-character-count="3450"/>
  </office:meta>
</office:document-meta>
</file>